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string">
            <text:p>beate_pastor_petre_clemens_accipe.php</text:p>
          </table:table-cell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2">
          <table:table-cell office:value-type="string">
            <text:p>dum_nocte_pulsa_lucifer.php</text:p>
          </table:table-cell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string">
            <text:p>iste_quem_laeti_colimus_fideles.php</text:p>
          </table:table-cell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2">
          <table:table-cell office:value-type="string">
            <text:p>martyr_dei_venantius.php</text:p>
          </table:table-cell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string">
            <text:p>nullis_te_genitor_blanditiis_trahit.php</text:p>
          </table:table-cell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string">
            <text:p>quodcumque_in_orbe_nexibus_revinxeris.php</text:p>
          </table:table-cell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string">
            <text:p>regali_solio_fortis_iberiae.php</text:p>
          </table:table-cell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string">
            <text:p>te_joseph_celebrent_agmina_caelitum.php</text:p>
          </table:table-cell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6/01/2009</text:date>, <text:time>19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6-01T19:35:17</dc:date>
    <meta:editing-cycles>31</meta:editing-cycles>
    <meta:editing-duration>PT45H38M16S</meta:editing-duration>
    <meta:document-statistic meta:table-count="3" meta:cell-count="1731" meta:object-count="0"/>
    <meta:user-defined meta:name="Info 1"/>
    <meta:user-defined meta:name="Info 2"/>
    <meta:user-defined meta:name="Info 3"/>
    <meta:user-defined meta:name="Info 4"/>
  </office:meta>
</office:document-meta>
</file>